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333333" draw:marker-start-width="0.124cm" draw:marker-end-width="0.124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999999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999999" draw:marker-start-width="0.124cm" draw:marker-end-width="0.124cm" draw:fill="solid" draw:fill-color="#666666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standard">
      <style:graphic-properties svg:stroke-width="0.102cm" svg:stroke-color="#999999" draw:marker-end="Arrow" draw:marker-end-width="0.306cm" draw:fill="solid" draw:fill-color="#666666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999999" draw:fill="solid" draw:fill-color="#666666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051cm" svg:stroke-color="#999999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999999" draw:marker-end="Arrow" draw:marker-end-width="0.153cm" draw:fill="solid" draw:fill-color="#666666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999999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text-align="center"/>
      <style:text-properties fo:color="#ffffff"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7.225cm" svg:x="5.96cm" svg:y="1.635cm">
          <text:p text:style-name="P1">ATMega328P (Microcontroller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81cm" svg:height="1.905cm" svg:x="1.635cm" svg:y="7.985cm">
          <text:p text:style-name="P1"><text:span text:style-name="T1">Keyboard</text:span></text:p>
          <text:p text:style-name="P1"><text:span text:style-name="T1">(8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545cm" svg:height="1.27cm" svg:x="10.66cm" svg:y="8.32cm">
          <text:p text:style-name="P1"><text:span text:style-name="T2">Sequencer/Keyboard</text:span><text:span text:style-name="T2"><text:line-break/></text:span><text:span text:style-name="T2">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2.54cm" svg:height="0.635cm" svg:x="6.885cm" svg:y="8.62cm">
          <text:p text:style-name="P1"><text:span text:style-name="T3">Debou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445cm" svg:y1="8.937cm" svg:x2="6.885cm" svg:y2="8.937cm" draw:start-shape="id1" draw:start-glue-point="1" draw:end-shape="id2" draw:end-glue-point="3" svg:d="m5445 8937h1440">
          <text:p/>
        </draw:connector>
        <draw:connector draw:style-name="gr4" draw:text-style-name="P1" draw:layer="layout" svg:x1="9.425cm" svg:y1="8.937cm" svg:x2="10.66cm" svg:y2="8.955cm" draw:start-shape="id2" draw:start-glue-point="1" draw:end-shape="id3" draw:end-glue-point="3" svg:d="m9425 8937h618v18h617">
          <text:p/>
        </draw:connector>
        <draw:custom-shape draw:style-name="gr3" draw:text-style-name="P3" xml:id="id5" draw:id="id5" draw:layer="layout" svg:width="3.375cm" svg:height="3.51cm" draw:transform="rotate (1.5707963267946) translate (20.685cm 7.15cm)">
          <text:p text:style-name="P3"><text:span text:style-name="T2">Amp +</text:span></text:p>
          <text:p text:style-name="P3"><text:span text:style-name="T2">Lowpass</text:span></text:p>
          <text:p text:style-name="P3"><text:span text:style-name="T2"><text:s/></text:span><text:span text:style-name="T2">Filter</text:span></text:p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xml:id="id6" draw:id="id6" draw:layer="layout" svg:width="3.175cm" svg:height="1.27cm" draw:transform="rotate (-1.57079632679579) translate (26.4cm 3.875cm)">
          <text:p text:style-name="P1"><text:span text:style-name="T2">Sound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2" xml:id="id4" draw:id="id4" draw:layer="layout" svg:width="1.905cm" svg:height="1.905cm" svg:x="18.245cm" svg:y="4.475cm">
          <text:p text:style-name="P2"><text:span text:style-name="T1">DAC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20.15cm" svg:y1="5.427cm" svg:x2="20.685cm" svg:y2="5.462cm" draw:start-shape="id4" draw:start-glue-point="1" draw:end-shape="id5" draw:end-glue-point="7" svg:d="m20150 5427h267v35h268">
          <text:p/>
        </draw:connector>
        <draw:connector draw:style-name="gr7" draw:text-style-name="P1" draw:layer="layout" draw:line-skew="-5.58cm 2.197cm" svg:x1="24.195cm" svg:y1="5.462cm" svg:x2="25.13cm" svg:y2="5.462cm" draw:start-shape="id5" draw:start-glue-point="4" draw:end-shape="id6" draw:end-glue-point="5" svg:d="m24195 5462h300v-17h82v17h553">
          <text:p/>
        </draw:connector>
        <draw:custom-shape draw:style-name="gr6" draw:text-style-name="P2" xml:id="id7" draw:id="id7" draw:layer="layout" svg:width="1.27cm" svg:height="1.27cm" svg:x="15.605cm" svg:y="4.81cm">
          <text:p text:style-name="P1"><text:span text:style-name="T1">I2C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875cm" svg:y1="5.445cm" svg:x2="18.245cm" svg:y2="5.427cm" draw:start-shape="id7" draw:start-glue-point="1" draw:end-shape="id4" draw:end-glue-point="3" svg:d="m16875 5445h685v-18h685">
          <text:p/>
        </draw:connector>
        <draw:custom-shape draw:style-name="gr8" draw:text-style-name="P1" xml:id="id9" draw:id="id9" draw:layer="layout" svg:width="1.27cm" svg:height="1.27cm" svg:x="12.43cm" svg:y="4.81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6" draw:text-style-name="P3" xml:id="id8" draw:id="id8" draw:layer="layout" svg:width="3.81cm" svg:height="0.635cm" svg:x="11.16cm" svg:y="6.715cm">
          <text:p text:style-name="P3"><text:span text:style-name="T1">Table Lookup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432cm" svg:y1="8.32cm" svg:x2="13.065cm" svg:y2="7.35cm" draw:start-shape="id3" draw:start-glue-point="0" draw:end-shape="id8" draw:end-glue-point="2" svg:d="m13432 8320v-485h-367v-485">
          <text:p/>
        </draw:connector>
        <draw:connector draw:style-name="gr7" draw:text-style-name="P1" draw:layer="layout" svg:x1="13.065cm" svg:y1="6.715cm" svg:x2="13.065cm" svg:y2="6.08cm" draw:start-shape="id8" draw:start-glue-point="0" draw:end-shape="id9" svg:d="m13065 6715v-635">
          <text:p/>
        </draw:connector>
        <draw:connector draw:style-name="gr7" draw:text-style-name="P1" draw:layer="layout" svg:x1="13.7cm" svg:y1="5.445cm" svg:x2="15.605cm" svg:y2="5.445cm" draw:start-shape="id9" draw:start-glue-point="10" draw:end-shape="id7" draw:end-glue-point="3" svg:d="m13700 5445h1905">
          <text:p/>
        </draw:connector>
        <draw:custom-shape draw:style-name="gr2" draw:text-style-name="P2" xml:id="id13" draw:id="id13" draw:layer="layout" svg:width="3.81cm" svg:height="1.905cm" svg:x="1.635cm" svg:y="10.525cm">
          <text:p text:style-name="P1"><text:span text:style-name="T1">Settings</text:span></text:p>
          <text:p text:style-name="P1"><text:span text:style-name="T1">(2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2.54cm" svg:height="0.635cm" svg:x="6.715cm" svg:y="11.16cm">
          <text:p text:style-name="P1"><text:span text:style-name="T3">Debou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3.81cm" svg:height="1.905cm" svg:x="1.635cm" svg:y="13.065cm">
          <text:p text:style-name="P5"><text:span text:style-name="T2">Phototransitor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" draw:id="id12" draw:layer="layout" svg:width="3.81cm" svg:height="1.905cm" svg:x="1.635cm" svg:y="14.97cm">
          <text:p text:style-name="P1"><text:span text:style-name="T1">V_bat/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3.175cm" svg:height="2.54cm" svg:x="6.715cm" svg:y="13.7cm">
          <text:p text:style-name="P2"><text:span text:style-name="T1">Analog</text:span></text:p>
          <text:p text:style-name="P2"><text:span text:style-name="T1">Comp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5.445cm" svg:y1="14.017cm" svg:x2="8.302cm" svg:y2="13.7cm" draw:start-shape="id10" draw:start-glue-point="1" draw:end-shape="id11" draw:end-glue-point="0" svg:d="m5445 14017h635v-843h2222v526">
          <text:p/>
        </draw:connector>
        <draw:connector draw:style-name="gr7" draw:text-style-name="P1" draw:layer="layout" svg:x1="5.445cm" svg:y1="15.922cm" svg:x2="8.302cm" svg:y2="16.24cm" draw:start-shape="id12" draw:start-glue-point="1" draw:end-shape="id11" draw:end-glue-point="2" svg:d="m5445 15922h635v845h2222v-527">
          <text:p/>
        </draw:connector>
        <draw:connector draw:style-name="gr7" draw:text-style-name="P1" draw:layer="layout" svg:x1="5.445cm" svg:y1="11.477cm" svg:x2="6.715cm" svg:y2="11.477cm" draw:start-shape="id13" draw:start-glue-point="1" draw:end-shape="id14" draw:end-glue-point="3" svg:d="m5445 11477h1270">
          <text:p/>
        </draw:connector>
        <draw:custom-shape draw:style-name="gr6" draw:text-style-name="P3" xml:id="id15" draw:id="id15" draw:layer="layout" svg:width="4.445cm" svg:height="5.08cm" svg:x="11.16cm" svg:y="11.16cm">
          <text:p text:style-name="P3"><text:span text:style-name="T2">Mode</text:span></text:p>
          <text:p text:style-name="P3"><text:span text:style-name="T2"/></text:p>
          <text:p text:style-name="P3"><text:span text:style-name="T2">Sequencer</text:span></text:p>
          <text:p text:style-name="P3"><text:span text:style-name="T2"/></text:p>
          <text:p text:style-name="P3"><text:span text:style-name="T2">Scales</text:span></text:p>
          <text:p text:style-name="P3"><text:span text:style-name="T2"/></text:p>
          <text:p text:style-name="P3"><text:span text:style-name="T2">Opto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9.255cm" svg:y1="11.477cm" svg:x2="11.16cm" svg:y2="13.7cm" draw:start-shape="id14" draw:start-glue-point="1" draw:end-shape="id15" svg:d="m9255 11477h953v2223h952">
          <text:p/>
        </draw:connector>
        <draw:connector draw:style-name="gr7" draw:text-style-name="P1" draw:layer="layout" svg:x1="9.89cm" svg:y1="14.97cm" svg:x2="11.16cm" svg:y2="13.7cm" draw:start-shape="id11" draw:start-glue-point="1" draw:end-shape="id15" draw:end-glue-point="3" svg:d="m9890 14970h635v-1270h635">
          <text:p/>
        </draw:connector>
        <draw:connector draw:style-name="gr7" draw:text-style-name="P1" draw:layer="layout" svg:x1="13.382cm" svg:y1="11.16cm" svg:x2="13.432cm" svg:y2="9.59cm" draw:start-shape="id15" draw:start-glue-point="0" draw:end-shape="id3" draw:end-glue-point="2" svg:d="m13382 11160v-784h50v-786">
          <text:p/>
        </draw:connector>
        <draw:custom-shape draw:style-name="gr6" draw:text-style-name="P2" xml:id="id16" draw:id="id16" draw:layer="layout" svg:width="5.715cm" svg:height="1.27cm" svg:x="9.89cm" svg:y="16.875cm">
          <text:p text:style-name="P2"><text:span text:style-name="T1">LED Buffer/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3.382cm" svg:y1="16.24cm" svg:x2="12.747cm" svg:y2="16.875cm" draw:start-shape="id15" draw:start-glue-point="2" draw:end-shape="id16" draw:end-glue-point="0" svg:d="m13382 16240v318h-635v317">
          <text:p/>
        </draw:connector>
        <draw:custom-shape draw:style-name="gr6" draw:text-style-name="P2" xml:id="id17" draw:id="id17" draw:layer="layout" svg:width="5.715cm" svg:height="1.905cm" svg:x="18.145cm" svg:y="16.575cm">
          <text:p text:style-name="P2"><text:span text:style-name="T1">LE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5.605cm" svg:y1="17.51cm" svg:x2="18.145cm" svg:y2="17.527cm" draw:start-shape="id16" draw:start-glue-point="1" draw:end-shape="id17" draw:end-glue-point="3" svg:d="m15605 17510h1270v17h1270">
          <text:p/>
        </draw:connector>
        <draw:custom-shape draw:style-name="gr6" draw:text-style-name="P3" xml:id="id19" draw:id="id19" draw:layer="layout" svg:width="2.54cm" svg:height="3.81cm" svg:x="6.715cm" svg:y="3.54cm">
          <text:p text:style-name="P2"><text:span text:style-name="T2">USBasp</text:span></text:p>
          <text:p text:style-name="P2"><text:span text:style-name="T2">Boot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8" draw:id="id18" draw:layer="layout" svg:width="2.54cm" svg:height="2.54cm" svg:x="2.27cm" svg:y="4.175cm">
          <text:p text:style-name="P2"><text:span text:style-name="T2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.81cm" svg:y1="5.445cm" svg:x2="6.715cm" svg:y2="5.445cm" draw:start-shape="id18" draw:start-glue-point="1" draw:end-shape="id19" draw:end-glue-point="3" svg:d="m4810 5445h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opher Woodall</meta:initial-creator>
    <meta:creation-date>2012-07-31T09:31:12</meta:creation-date>
    <dc:date>2012-08-01T17:31:55</dc:date>
    <meta:editing-duration>PT20M21S</meta:editing-duration>
    <meta:editing-cycles>4</meta:editing-cycles>
    <meta:generator>LibreOffice/3.3$Unix LibreOffice_project/330m18$Build-4</meta:generator>
    <meta:document-statistic meta:object-count="37"/>
  </office:meta>
</office:document-meta>
</file>